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6.212cm" fo:min-width="3.169cm"/>
    </style:style>
    <style:style style:name="gr2" style:family="graphic" style:parent-style-name="standard">
      <style:graphic-properties draw:fill-color="#ffcccc" draw:textarea-horizontal-align="justify" draw:textarea-vertical-align="middle" draw:auto-grow-height="false" fo:min-height="0.685cm" fo:min-width="1.734cm"/>
    </style:style>
    <style:style style:name="gr3" style:family="graphic" style:parent-style-name="standard">
      <style:graphic-properties draw:fill-color="#009933" draw:textarea-horizontal-align="justify" draw:textarea-vertical-align="middle" draw:auto-grow-height="false" fo:min-height="1.528cm" fo:min-width="2.549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1.528cm" fo:min-width="2.5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6cm"/>
    </style:style>
    <style:style style:name="gr6" style:family="graphic" style:parent-style-name="objectwithoutfill">
      <style:graphic-properties draw:stroke="dash" draw:stroke-dash="Line_20_Style_20_9" svg:stroke-width="0.051cm" draw:marker-start-width="0.355cm" draw:marker-end="Arrow" draw:marker-end-width="0.457cm" draw:fill="none" draw:fill-color="#cccccc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fill-color="#cccccc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9" style:family="graphic" style:parent-style-name="standard">
      <style:graphic-properties draw:fill-color="#66ccff" draw:textarea-horizontal-align="justify" draw:textarea-vertical-align="middle" draw:auto-grow-height="false" fo:min-height="1.528cm" fo:min-width="2.549cm"/>
    </style:style>
    <style:style style:name="gr10" style:family="graphic" style:parent-style-name="standard">
      <style:graphic-properties draw:marker-start="Arrow" draw:marker-start-width="0.3cm" draw:marker-end="Arrow" draw:marker-end-width="0.3cm" draw:fill-color="#cccccc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1" style:family="paragraph">
      <loext:graphic-properties draw:fill-color="#ffffff"/>
      <style:paragraph-properties fo:text-align="center"/>
      <style:text-properties fo:font-size="18pt" fo:font-weight="bold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-color="#ffcccc"/>
      <style:paragraph-properties fo:text-align="center"/>
      <style:text-properties fo:font-size="12pt" fo:font-weight="bold" style:font-size-asian="18pt" style:font-size-complex="18pt"/>
    </style:style>
    <style:style style:name="P4" style:family="paragraph">
      <loext:graphic-properties draw:fill-color="#009933"/>
      <style:paragraph-properties fo:text-align="center"/>
      <style:text-properties fo:font-size="12pt" fo:font-weight="bold" style:font-size-asian="18pt" style:font-size-complex="18pt"/>
    </style:style>
    <style:style style:name="P5" style:family="paragraph">
      <loext:graphic-properties draw:fill-color="#ffcc00"/>
      <style:paragraph-properties fo:text-align="center"/>
      <style:text-properties fo:font-size="12pt" fo:font-weight="bold" style:font-size-asian="18pt" style:font-size-complex="18pt"/>
    </style:style>
    <style:style style:name="P6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P7" style:family="paragraph">
      <loext:graphic-properties draw:fill="none" draw:fill-color="#cccccc"/>
      <style:paragraph-properties fo:text-align="center"/>
      <style:text-properties fo:font-size="18pt" fo:font-weight="bold" style:font-size-asian="18pt" style:font-size-complex="18pt"/>
    </style:style>
    <style:style style:name="P8" style:family="paragraph">
      <loext:graphic-properties draw:fill="none" draw:fill-color="#ffffff"/>
      <style:text-properties fo:font-size="9pt" fo:font-weight="bold" style:font-size-asian="18pt" style:font-size-complex="18pt"/>
    </style:style>
    <style:style style:name="P9" style:family="paragraph">
      <loext:graphic-properties draw:fill-color="#66ccff"/>
      <style:paragraph-properties fo:text-align="center"/>
      <style:text-properties fo:font-size="12pt" fo:font-weight="bold" style:font-size-asian="18pt" style:font-size-complex="18pt"/>
    </style:style>
    <style:style style:name="P10" style:family="paragraph">
      <loext:graphic-properties draw:fill-color="#cccccc"/>
      <style:paragraph-properties fo:text-align="center"/>
      <style:text-properties fo:font-size="18pt" fo:font-weight="bold" style:font-size-asian="18pt" style:font-size-complex="18pt"/>
    </style:style>
    <style:style style:name="P11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T1" style:family="text">
      <style:text-properties fo:font-size="12pt" fo:font-weight="bold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065cm" svg:height="6.858cm" svg:x="0.775cm" svg:y="3.9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2.233cm" svg:height="1.494cm" svg:x="1.692cm" svg:y="0.684cm">
          <text:p text:style-name="P2"><text:span text:style-name="T1">Config 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3" draw:id="id3" draw:layer="layout" svg:width="3.049cm" svg:height="1.778cm" svg:x="1.283cm" svg:y="4.463cm">
          <text:p text:style-name="P2"><text:span text:style-name="T1">P4RT</text:span></text:p>
          <text:p text:style-name="P2"><text:span text:style-name="T1">Server 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3.049cm" svg:height="1.778cm" svg:x="1.283cm" svg:y="7.863cm">
          <text:p text:style-name="P2"><text:span text:style-name="T1">Device 1</text:span></text:p>
          <text:p text:style-name="P2"><text:span text:style-name="T1">(9-bit ports)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54cm" svg:height="0.846cm" svg:x="1.784cm" svg:y="9.796cm">
          <draw:text-box>
            <text:p><text:span text:style-name="T2">Switch 1</text:span></text:p>
          </draw:text-box>
        </draw:frame>
        <draw:connector draw:style-name="gr6" draw:text-style-name="P7" draw:layer="layout" svg:x1="2.809cm" svg:y1="2.178cm" svg:x2="2.807cm" svg:y2="3.955cm" draw:start-shape="id1" draw:start-glue-point="7" draw:end-shape="id2" draw:end-glue-point="0" svg:d="M2809 2178v889h-2v888" svg:viewBox="0 0 3 1778">
          <text:p/>
        </draw:connector>
        <draw:connector draw:style-name="gr7" draw:text-style-name="P7" draw:layer="layout" svg:x1="2.807cm" svg:y1="6.241cm" svg:x2="2.807cm" svg:y2="7.863cm" draw:start-shape="id3" draw:start-glue-point="2" draw:end-shape="id4" draw:end-glue-point="0" svg:d="M2807 6241v1622" svg:viewBox="0 0 1 1623">
          <text:p/>
        </draw:connector>
        <draw:frame draw:style-name="gr8" draw:text-style-name="P8" draw:layer="layout" svg:width="1.948cm" svg:height="1.369cm" svg:x="2.991cm" svg:y="6.495cm">
          <draw:text-box>
            <text:p><text:span text:style-name="T3">9-bit ports over I/F</text:span></text:p>
          </draw:text-box>
        </draw:frame>
        <draw:custom-shape draw:style-name="gr1" draw:text-style-name="P1" xml:id="id6" draw:id="id6" draw:layer="layout" svg:width="4.065cm" svg:height="6.858cm" svg:x="7.775cm" svg:y="3.9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2.233cm" svg:height="1.494cm" svg:x="8.692cm" svg:y="0.685cm">
          <text:p text:style-name="P2"><text:span text:style-name="T1">Config 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7" draw:id="id7" draw:layer="layout" svg:width="3.049cm" svg:height="1.778cm" svg:x="8.284cm" svg:y="4.464cm">
          <text:p text:style-name="P2"><text:span text:style-name="T1">P4RT</text:span></text:p>
          <text:p text:style-name="P2"><text:span text:style-name="T1">Server 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3.049cm" svg:height="1.778cm" svg:x="8.284cm" svg:y="7.864cm">
          <text:p text:style-name="P2"><text:span text:style-name="T1">Device 2</text:span></text:p>
          <text:p text:style-name="P2"><text:span text:style-name="T1">(10-bit ports)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54cm" svg:height="0.846cm" svg:x="8.784cm" svg:y="9.798cm">
          <draw:text-box>
            <text:p><text:span text:style-name="T2">Switch 2</text:span></text:p>
          </draw:text-box>
        </draw:frame>
        <draw:connector draw:style-name="gr6" draw:text-style-name="P7" draw:layer="layout" svg:x1="9.809cm" svg:y1="2.179cm" svg:x2="9.807cm" svg:y2="3.955cm" draw:start-shape="id5" draw:start-glue-point="7" draw:end-shape="id6" draw:end-glue-point="0" svg:d="M9809 2179v889h-2v887" svg:viewBox="0 0 3 1777">
          <text:p/>
        </draw:connector>
        <draw:connector draw:style-name="gr7" draw:text-style-name="P7" draw:layer="layout" svg:x1="9.808cm" svg:y1="6.242cm" svg:x2="9.808cm" svg:y2="7.864cm" draw:start-shape="id7" draw:start-glue-point="2" draw:end-shape="id8" draw:end-glue-point="0" svg:d="M9808 6242v1622" svg:viewBox="0 0 1 1623">
          <text:p/>
        </draw:connector>
        <draw:frame draw:style-name="gr8" draw:text-style-name="P8" draw:layer="layout" svg:width="2.132cm" svg:height="1.369cm" svg:x="9.809cm" svg:y="6.495cm">
          <draw:text-box>
            <text:p><text:span text:style-name="T3">10-bit ports over I/F</text:span></text:p>
          </draw:text-box>
        </draw:frame>
        <draw:custom-shape draw:style-name="gr9" draw:text-style-name="P9" draw:layer="layout" svg:width="3.049cm" svg:height="1.778cm" svg:x="4.815cm" svg:y="0.653cm">
          <text:p text:style-name="P2"><text:span text:style-name="T1">Controller</text:span></text:p>
          <text:p text:style-name="P2"><text:span text:style-name="T1">(P4RT Client)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6.293cm" svg:y1="2.43cm" svg:x2="2.991cm" svg:y2="4.462cm">
          <text:p/>
        </draw:line>
        <draw:line draw:style-name="gr10" draw:text-style-name="P10" draw:layer="layout" svg:x1="6.294cm" svg:y1="2.43cm" svg:x2="9.85cm" svg:y2="4.463cm">
          <text:p/>
        </draw:line>
        <draw:frame draw:style-name="gr8" draw:text-style-name="P8" draw:layer="layout" svg:width="2.498cm" svg:height="1.369cm" svg:x="5.277cm" svg:y="3.192cm">
          <draw:text-box>
            <text:p><text:span text:style-name="T3">32-bit ports over I/F</text:span></text:p>
          </draw:text-box>
        </draw:frame>
        <draw:frame draw:style-name="gr11" draw:text-style-name="P11" draw:layer="layout" svg:width="2.54cm" svg:height="0.962cm" svg:x="5.079cm" svg:y="10.414cm">
          <draw:text-box>
            <text:p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3:01:00.250331567</meta:creation-date>
    <dc:date>2020-06-04T19:45:14.777227479</dc:date>
    <meta:editing-duration>PT1M18S</meta:editing-duration>
    <meta:editing-cycles>3</meta:editing-cycles>
    <meta:generator>LibreOffice/6.0.7.3$Linux_X86_64 LibreOffice_project/00m0$Build-3</meta:generator>
    <meta:document-statistic meta:object-count="21"/>
  </office:meta>
</office:document-meta>
</file>